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1:51:38.58748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4-17T11:52:13.063625000</dc:date>
    <meta:editing-duration>PT1H56M54S</meta:editing-duration>
    <meta:editing-cycles>39</meta:editing-cycles>
    <meta:generator>LibreOffice/5.4.6.2$MacOSX_X86_64 LibreOffice_project/4014ce260a04f1026ba855d3b8d91541c224eab8</meta:generator>
    <meta:document-statistic meta:table-count="2" meta:cell-count="71" meta:object-count="0"/>
  </office:meta>
</office:document-meta>
</file>